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2AF9000004A700000560095593A40727D253.svg" manifest:media-type="image/svg+xml"/>
  <manifest:file-entry manifest:full-path="Pictures/10000201000000330000003A45BAE4333B4C95E9.png" manifest:media-type="image/png"/>
  <manifest:file-entry manifest:full-path="Pictures/100002010000041C000001B43673D4CDEDBA2363.png" manifest:media-type="image/png"/>
  <manifest:file-entry manifest:full-path="Pictures/10001E8E000060B10000280D29DE5D68CCFE7ADA.svg" manifest:media-type="image/svg+xml"/>
  <manifest:file-entry manifest:full-path="Pictures/100002010000017B000001CDF386D514F5DAB534.png" manifest:media-type="image/png"/>
  <manifest:file-entry manifest:full-path="Pictures/1000ED9D000022D800002A6009DD7D1660BF5913.svg" manifest:media-type="image/svg+xml"/>
  <manifest:file-entry manifest:full-path="Pictures/10000000000007D00000038A0EE2EF24A9765717.jpg" manifest:media-type="image/jpeg"/>
  <manifest:file-entry manifest:full-path="Pictures/100002010000014100000148A7C9BD0709508F4B.png" manifest:media-type="image/png"/>
  <manifest:file-entry manifest:full-path="Pictures/100002010000004800000029FA79DD3423EE0E34.png" manifest:media-type="image/png"/>
  <manifest:file-entry manifest:full-path="Pictures/1000203F00000693000003BE2564B61753655D6B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66cm" fo:min-width="0.02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57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39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59cm" fo:min-width="0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3465a4"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3465a4" fo:font-size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762cm" svg:height="2.14cm" svg:x="5.174cm" svg:y="8.02cm">
          <draw:image xlink:href="Pictures/1000203F00000693000003BE2564B61753655D6B.svg" xlink:type="simple" xlink:show="embed" xlink:actuate="onLoad" loext:mime-type="image/svg+xml">
            <text:p/>
          </draw:image>
          <draw:image xlink:href="Pictures/100002010000004800000029FA79DD3423EE0E34.png" xlink:type="simple" xlink:show="embed" xlink:actuate="onLoad" loext:mime-type="image/png"/>
        </draw:frame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" draw:text-style-name="P2" draw:layer="layout" svg:width="1.526cm" svg:height="1.12cm" svg:x="1.026cm" svg:y="9.825cm" svg:viewBox="0 0 1527 1121" svg:d="M0 1121c432 0 1110-354 1402-587 293-234 0-534-147-534z">
            <text:p/>
          </draw:path>
          <draw:g>
            <draw:polygon draw:style-name="gr3" draw:text-style-name="P3" draw:layer="layout" svg:width="0.885cm" svg:height="2.775cm" svg:x="0.14cm" svg:y="8.17cm" svg:viewBox="0 0 886 2776" draw:points="0,2135 0,0 886,641 886,2776">
              <text:p/>
            </draw:polygon>
            <draw:polygon draw:style-name="gr4" draw:text-style-name="P4" draw:layer="layout" svg:width="1.254cm" svg:height="3.041cm" svg:x="1.026cm" svg:y="7.904cm" svg:viewBox="0 0 1255 3042" draw:points="0,3042 0,907 1255,0 1255,2135">
              <text:p/>
            </draw:polygon>
            <draw:polygon draw:style-name="gr5" draw:text-style-name="P5" draw:layer="layout" svg:width="2.14cm" svg:height="1.547cm" svg:x="0.14cm" svg:y="7.263cm" svg:viewBox="0 0 2141 1548" draw:points="886,1548 0,907 1255,0 2141,641">
              <text:p/>
            </draw:polygon>
            <draw:polygon draw:style-name="gr6" draw:text-style-name="P6" draw:layer="layout" svg:width="2.14cm" svg:height="3.682cm" svg:x="0.14cm" svg:y="7.263cm" svg:viewBox="0 0 2141 3683" draw:points="0,3042 0,907 1255,0 2141,641 2141,2776 886,3683">
              <text:p/>
            </draw:polygon>
            <draw:line draw:style-name="gr7" draw:text-style-name="P7" draw:layer="layout" svg:x1="0.878cm" svg:y1="10.412cm" svg:x2="0.287cm" svg:y2="9.985cm">
              <text:p/>
            </draw:line>
            <draw:line draw:style-name="gr8" draw:text-style-name="P7" draw:layer="layout" svg:x1="0.878cm" svg:y1="10.626cm" svg:x2="0.287cm" svg:y2="10.199cm">
              <text:p/>
            </draw:line>
            <draw:line draw:style-name="gr9" draw:text-style-name="P7" draw:layer="layout" svg:x1="0.878cm" svg:y1="10.519cm" svg:x2="0.287cm" svg:y2="10.092cm">
              <text:p/>
            </draw:line>
            <draw:polyline draw:style-name="gr10" draw:text-style-name="P7" draw:layer="layout" svg:width="0.737cm" svg:height="0.64cm" svg:x="0.214cm" svg:y="8.491cm" svg:viewBox="0 0 738 641" draw:points="738,641 0,107 0,0">
              <text:p/>
            </draw:polyline>
            <draw:polyline draw:style-name="gr11" draw:text-style-name="P7" draw:layer="layout" svg:width="0.724cm" svg:height="0.642cm" svg:x="0.226cm" svg:y="8.488cm" svg:viewBox="0 0 725 643" draw:points="725,643 725,536 0,0">
              <text:p/>
            </draw:polyline>
            <draw:polygon draw:style-name="gr12" draw:text-style-name="P8" draw:layer="layout" svg:width="0.085cm" svg:height="0.187cm" svg:x="0.487cm" svg:y="9.556cm" svg:viewBox="0 0 86 188" draw:points="0,126 0,0 86,63 86,188">
              <text:p/>
            </draw:polygon>
            <draw:line draw:style-name="gr13" draw:text-style-name="P7" draw:layer="layout" svg:x1="0.878cm" svg:y1="10.305cm" svg:x2="0.287cm" svg:y2="9.878cm">
              <text:p/>
            </draw:line>
          </draw:g>
          <draw:g>
            <draw:custom-shape draw:style-name="gr14" draw:text-style-name="P9" draw:layer="layout" svg:width="0.568cm" svg:height="1.052cm" svg:x="1.344cm" svg:y="9.86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5" draw:text-style-name="P10" draw:layer="layout" svg:width="0.568cm" svg:height="0.333cm" svg:x="1.344cm" svg:y="9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1" draw:layer="layout" svg:width="0.622cm" svg:height="0.773cm" svg:x="1.321cm" svg:y="9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7" draw:text-style-name="P12" draw:layer="layout" svg:width="0.378cm" svg:height="0.723cm" svg:x="1.459cm" svg:y="9.313cm" svg:viewBox="0 0 379 724" draw:points="0,50 69,50 104,25 172,0 276,50 207,50 242,125 138,249 104,275 69,300 138,350 172,400 276,400 379,474 311,625 207,724 207,575 138,474 172,425 104,350 35,325 0,225">
              <text:p/>
            </draw:polygon>
            <draw:path draw:style-name="gr18" draw:text-style-name="P12" draw:layer="layout" svg:width="0.156cm" svg:height="0.329cm" svg:x="1.77cm" svg:y="9.358cm" svg:viewBox="0 0 157 330" svg:d="M138 330v-25l-34-75v-75l-35-100-69-50c69-49 207 275 138 325z">
              <text:p/>
            </draw:path>
            <draw:g>
              <draw:line draw:style-name="gr19" draw:text-style-name="P13" draw:layer="layout" svg:x1="1.598cm" svg:y1="9.787cm" svg:x2="1.563cm" svg:y2="9.612cm">
                <text:p/>
              </draw:line>
              <draw:line draw:style-name="gr20" draw:text-style-name="P13" draw:layer="layout" svg:x1="1.597cm" svg:y1="9.788cm" svg:x2="1.632cm" svg:y2="9.663cm">
                <text:p/>
              </draw:line>
              <draw:line draw:style-name="gr21" draw:text-style-name="P13" draw:layer="layout" svg:x1="1.667cm" svg:y1="9.788cm" svg:x2="1.632cm" svg:y2="9.663cm">
                <text:p/>
              </draw:line>
              <draw:line draw:style-name="gr22" draw:text-style-name="P13" draw:layer="layout" svg:x1="1.666cm" svg:y1="9.787cm" svg:x2="1.701cm" svg:y2="9.612cm">
                <text:p/>
              </draw:line>
            </draw:g>
            <draw:g>
              <draw:line draw:style-name="gr23" draw:text-style-name="P13" draw:layer="layout" svg:x1="1.805cm" svg:y1="9.787cm" svg:x2="1.77cm" svg:y2="9.612cm">
                <text:p/>
              </draw:line>
              <draw:line draw:style-name="gr24" draw:text-style-name="P13" draw:layer="layout" svg:x1="1.804cm" svg:y1="9.788cm" svg:x2="1.839cm" svg:y2="9.663cm">
                <text:p/>
              </draw:line>
              <draw:line draw:style-name="gr25" draw:text-style-name="P13" draw:layer="layout" svg:x1="1.874cm" svg:y1="9.788cm" svg:x2="1.839cm" svg:y2="9.663cm">
                <text:p/>
              </draw:line>
              <draw:line draw:style-name="gr26" draw:text-style-name="P13" draw:layer="layout" svg:x1="1.873cm" svg:y1="9.787cm" svg:x2="1.908cm" svg:y2="9.612cm">
                <text:p/>
              </draw:line>
            </draw:g>
            <draw:g>
              <draw:line draw:style-name="gr27" draw:text-style-name="P13" draw:layer="layout" svg:x1="1.391cm" svg:y1="9.787cm" svg:x2="1.356cm" svg:y2="9.612cm">
                <text:p/>
              </draw:line>
              <draw:line draw:style-name="gr28" draw:text-style-name="P13" draw:layer="layout" svg:x1="1.39cm" svg:y1="9.788cm" svg:x2="1.425cm" svg:y2="9.663cm">
                <text:p/>
              </draw:line>
              <draw:line draw:style-name="gr29" draw:text-style-name="P13" draw:layer="layout" svg:x1="1.46cm" svg:y1="9.788cm" svg:x2="1.425cm" svg:y2="9.663cm">
                <text:p/>
              </draw:line>
              <draw:line draw:style-name="gr30" draw:text-style-name="P13" draw:layer="layout" svg:x1="1.459cm" svg:y1="9.787cm" svg:x2="1.494cm" svg:y2="9.612cm">
                <text:p/>
              </draw:line>
            </draw:g>
          </draw:g>
        </draw:g>
        <draw:frame draw:style-name="gr1" draw:text-style-name="P1" xml:id="id3" draw:id="id3" draw:layer="layout" svg:width="3.232cm" svg:height="3.302cm" svg:x="11.467cm" svg:y="7.425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1" draw:text-style-name="P1" draw:layer="layout" svg:width="6.729cm" svg:height="3.048cm" svg:x="0.685cm" svg:y="1.41cm">
          <draw:image xlink:href="Pictures/10000000000007D00000038A0EE2EF24A9765717.jpg" xlink:type="simple" xlink:show="embed" xlink:actuate="onLoad" loext:mime-type="image/jpeg">
            <text:p/>
          </draw:image>
        </draw:frame>
        <draw:g>
          <draw:frame draw:name="Biochip v1 by Merlin2525.svg" draw:style-name="gr1" draw:text-style-name="P1" draw:layer="layout" svg:width="1.825cm" svg:height="2.22cm" draw:transform="skewX (-0.000523598775598294) rotate (-1.45769899126566) translate (13.573cm 2.618cm)">
            <draw:image xlink:href="Pictures/1000ED9D000022D800002A6009DD7D1660BF5913.svg" xlink:type="simple" xlink:show="embed" xlink:actuate="onLoad" loext:mime-type="image/svg+xml">
              <text:p/>
            </draw:image>
            <draw:image xlink:href="Pictures/100002010000017B000001CDF386D514F5DAB534.png" xlink:type="simple" xlink:show="embed" xlink:actuate="onLoad" loext:mime-type="image/png"/>
            <svg:title>Biochip v1 by Merlin2525.svg</svg:title>
          </draw:frame>
          <draw:frame draw:style-name="gr1" draw:text-style-name="P1" draw:layer="layout" svg:width="1.468cm" svg:height="0.607cm" draw:transform="skewX (0.0015707963267949) rotate (0.108559479474047) translate (11.871cm 3.425cm)">
            <draw:image xlink:href="Pictures/10001E8E000060B10000280D29DE5D68CCFE7ADA.svg" xlink:type="simple" xlink:show="embed" xlink:actuate="onLoad" loext:mime-type="image/svg+xml">
              <text:p/>
            </draw:image>
            <draw:image xlink:href="Pictures/100002010000041C000001B43673D4CDEDBA2363.png" xlink:type="simple" xlink:show="embed" xlink:actuate="onLoad" loext:mime-type="image/png"/>
          </draw:frame>
        </draw:g>
        <draw:line draw:style-name="gr31" draw:text-style-name="P14" draw:layer="layout" svg:x1="7.414cm" svg:y1="3.469cm" svg:x2="11.605cm" svg:y2="3.469cm">
          <text:p/>
        </draw:line>
        <draw:frame draw:style-name="gr32" draw:text-style-name="P15" draw:layer="layout" svg:width="3.329cm" svg:height="0.962cm" svg:x="7.768cm" svg:y="2.791cm">
          <draw:text-box>
            <text:p><text:span text:style-name="T1">Test Vectors</text:span></text:p>
          </draw:text-box>
        </draw:frame>
        <draw:frame draw:style-name="gr32" draw:text-style-name="P15" draw:layer="layout" svg:width="3.302cm" svg:height="0.962cm" svg:x="7.795cm" svg:y="3.442cm">
          <draw:text-box>
            <text:p><text:span text:style-name="T1">Results</text:span></text:p>
          </draw:text-box>
        </draw:frame>
        <draw:line draw:style-name="gr31" draw:text-style-name="P14" draw:layer="layout" svg:x1="11.605cm" svg:y1="4.077cm" svg:x2="7.414cm" svg:y2="4.077cm">
          <text:p/>
        </draw:line>
        <draw:frame draw:style-name="gr33" draw:text-style-name="P17" draw:layer="layout" svg:width="8.001cm" svg:height="0.683cm" svg:x="0.048cm" svg:y="0.762cm">
          <draw:text-box>
            <text:p text:style-name="P16"><text:span text:style-name="T2">PYNQ with FOBOS Shield</text:span></text:p>
          </draw:text-box>
        </draw:frame>
        <draw:frame draw:style-name="gr34" draw:text-style-name="P19" draw:layer="layout" svg:width="5.488cm" svg:height="1.005cm" svg:x="-0.276cm" svg:y="10.819cm">
          <draw:text-box>
            <text:p text:style-name="P18">SCA Workstation</text:p>
          </draw:text-box>
        </draw:frame>
        <draw:frame draw:style-name="gr32" draw:text-style-name="P19" draw:layer="layout" svg:width="1.905cm" svg:height="0.962cm" svg:x="13.399cm" svg:y="2.999cm">
          <draw:text-box>
            <text:p text:style-name="P18">DUT</text:p>
          </draw:text-box>
        </draw:frame>
        <draw:g>
          <draw:custom-shape draw:style-name="gr35" draw:text-style-name="P1" draw:layer="layout" svg:width="0.508cm" svg:height="1.143cm" svg:x="12.383cm" svg:y="1.221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14" draw:layer="layout" svg:x1="12.637cm" svg:y1="2.364cm" svg:x2="12.637cm" svg:y2="2.872cm">
            <text:p/>
          </draw:line>
          <draw:line draw:style-name="gr36" draw:text-style-name="P14" draw:layer="layout" svg:x1="12.637cm" svg:y1="0.586cm" svg:x2="12.637cm" svg:y2="1.221cm">
            <text:p/>
          </draw:line>
          <draw:custom-shape draw:style-name="gr37" draw:text-style-name="P1" draw:layer="layout" svg:width="0.254cm" svg:height="0.254cm" svg:x="12.51cm" svg:y="0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20" draw:layer="layout" svg:width="1.397cm" svg:height="0.806cm" svg:x="12.637cm" svg:y="0.034cm">
            <draw:text-box>
              <text:p><text:span text:style-name="T3">Vcc</text:span></text:p>
            </draw:text-box>
          </draw:frame>
        </draw:g>
        <draw:g>
          <draw:line draw:style-name="gr36" draw:text-style-name="P14" draw:layer="layout" svg:x1="12.637cm" svg:y1="4.396cm" svg:x2="12.637cm" svg:y2="4.777cm">
            <text:p/>
          </draw:line>
          <draw:line draw:style-name="gr36" draw:text-style-name="P14" draw:layer="layout" svg:x1="12.383cm" svg:y1="4.777cm" svg:x2="12.891cm" svg:y2="4.777cm">
            <text:p/>
          </draw:line>
          <draw:line draw:style-name="gr36" draw:text-style-name="P14" draw:layer="layout" svg:x1="12.459cm" svg:y1="4.853cm" svg:x2="12.84cm" svg:y2="4.853cm">
            <text:p/>
          </draw:line>
          <draw:line draw:style-name="gr36" draw:text-style-name="P14" draw:layer="layout" svg:x1="12.586cm" svg:y1="4.929cm" svg:x2="12.713cm" svg:y2="4.929cm">
            <text:p/>
          </draw:line>
        </draw:g>
        <draw:line draw:style-name="gr31" draw:text-style-name="P14" draw:layer="layout" svg:x1="12.1cm" svg:y1="1.778cm" svg:x2="7.424cm" svg:y2="1.796cm">
          <text:p/>
        </draw:line>
        <draw:frame draw:style-name="gr38" draw:text-style-name="P15" draw:layer="layout" svg:width="3.837cm" svg:height="0.806cm" svg:x="7.768cm" svg:y="1.091cm">
          <draw:text-box>
            <text:p><text:span text:style-name="T1">Changes in Icc</text:span></text:p>
          </draw:text-box>
        </draw:frame>
        <draw:connector draw:style-name="gr39" draw:text-style-name="P14" draw:layer="layout" draw:type="line" svg:x1="2.553cm" svg:y1="9.104cm" svg:x2="5.174cm" svg:y2="9.09cm" draw:start-shape="id1" draw:start-glue-point="1" draw:end-shape="id2" draw:end-glue-point="3" svg:d="M2553 9104l2621-14" svg:viewBox="0 0 2622 15">
          <text:p/>
        </draw:connector>
        <draw:connector draw:style-name="gr39" draw:text-style-name="P14" draw:layer="layout" draw:type="line" svg:x1="8.936cm" svg:y1="9.09cm" svg:x2="11.467cm" svg:y2="9.076cm" draw:start-shape="id2" draw:start-glue-point="1" draw:end-shape="id3" draw:end-glue-point="3" svg:d="M8936 9090l2531-14" svg:viewBox="0 0 2532 15">
          <text:p/>
        </draw:connector>
        <draw:line draw:style-name="gr31" draw:text-style-name="P14" draw:layer="layout" svg:x1="2.099cm" svg:y1="7.887cm" svg:x2="2.099cm" svg:y2="4.458cm">
          <text:p/>
        </draw:line>
        <draw:frame draw:style-name="gr40" draw:text-style-name="P21" draw:layer="layout" svg:width="2.921cm" svg:height="1.361cm" draw:transform="rotate (1.5707963267949) translate (2.008cm 7.533cm)">
          <draw:text-box>
            <text:p text:style-name="P18"><text:span text:style-name="T1">Test Vectors</text:span></text:p>
          </draw:text-box>
        </draw:frame>
        <draw:line draw:style-name="gr31" draw:text-style-name="P14" draw:layer="layout" svg:x1="1.299cm" svg:y1="4.467cm" svg:x2="1.299cm" svg:y2="7.388cm">
          <text:p/>
        </draw:line>
        <draw:frame draw:style-name="gr40" draw:text-style-name="P21" draw:layer="layout" svg:width="3.811cm" svg:height="1.361cm" draw:transform="rotate (1.5707963267949) translate (0.026cm 7.742cm)">
          <draw:text-box>
            <text:p text:style-name="P18"><text:span text:style-name="T1">Power Traces</text:span><text:span text:style-name="T1"><text:line-break/></text:span><text:span text:style-name="T1">Results</text:span></text:p>
          </draw:text-box>
        </draw:frame>
        <draw:frame draw:name="Jupyter_logo.svg" draw:style-name="gr1" draw:text-style-name="P1" draw:layer="layout" svg:width="1.19cm" svg:height="1.375cm" svg:x="2.08cm" svg:y="9.611cm">
          <draw:image xlink:href="Pictures/10002AF9000004A700000560095593A40727D253.svg" xlink:type="simple" xlink:show="embed" xlink:actuate="onLoad" loext:mime-type="image/svg+xml">
            <text:p/>
          </draw:image>
          <draw:image xlink:href="Pictures/10000201000000330000003A45BAE4333B4C95E9.png" xlink:type="simple" xlink:show="embed" xlink:actuate="onLoad" loext:mime-type="image/png"/>
          <svg:title>Group.svg</svg:title>
          <svg:desc>Created using Figma 0.90</svg:desc>
        </draw:frame>
        <draw:frame draw:style-name="gr41" draw:text-style-name="P19" draw:layer="layout" svg:width="7.112cm" svg:height="0.962cm" svg:x="0.67cm" svg:y="0.027cm">
          <draw:text-box>
            <text:p text:style-name="P18">FOBOS Control</text:p>
          </draw:text-box>
        </draw:frame>
        <draw:frame draw:style-name="gr42" draw:text-style-name="P23" draw:layer="layout" svg:width="3.148cm" svg:height="1.199cm" svg:x="12.735cm" svg:y="1.214cm">
          <draw:text-box>
            <text:p text:style-name="P22"><text:span text:style-name="T4">Measurement Circu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48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22-02-21T10:01:44.083054797</meta:creation-date>
    <dc:date>2022-02-21T15:42:13.332108290</dc:date>
    <meta:editing-duration>PT21M42S</meta:editing-duration>
    <meta:editing-cycles>6</meta:editing-cycles>
    <meta:generator>LibreOffice/6.4.7.2$Linux_X86_64 LibreOffice_project/40$Build-2</meta:generator>
    <meta:document-statistic meta:object-count="71"/>
  </office:meta>
</office:document-meta>
</file>